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16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5.128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02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4.193cm"/>
    </style:style>
    <style:style style:name="co14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https://www.netrition.com/rdi_page.htm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b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turated F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olesterol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string" calcext:value-type="string">
            <text:p>m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tassium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mg</text:p>
          </table:table-cell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Units (trimmed)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weight per unit(g)</text:p>
          </table:table-cell>
          <table:table-cell office:value-type="string" calcext:value-type="string">
            <text:p>Grams per inch of soil</text:p>
          </table:table-cell>
          <table:table-cell office:value-type="string" calcext:value-type="string">
            <text:p>Protein (100g)</text:p>
          </table:table-cell>
          <table:table-cell office:value-type="string" calcext:value-type="string">
            <text:p>Carbs (100g)</text:p>
          </table:table-cell>
          <table:table-cell office:value-type="string" calcext:value-type="string">
            <text:p>Fat (100g)</text:p>
          </table:table-cell>
          <table:table-cell office:value-type="string" calcext:value-type="string">
            <text:p>Fibre (100g)</text:p>
          </table:table-cell>
          <table:table-cell office:value-type="string" calcext:value-type="string">
            <text:p>Saturated Fat (100g)</text:p>
          </table:table-cell>
          <table:table-cell office:value-type="string" calcext:value-type="string">
            <text:p>Protein per inch soil</text:p>
          </table:table-cell>
          <table:table-cell office:value-type="string" calcext:value-type="string">
            <text:p>Carbs per inch of soil</text:p>
          </table:table-cell>
          <table:table-cell office:value-type="string" calcext:value-type="string">
            <text:p>Fat per inch of soil</text:p>
          </table:table-cell>
          <table:table-cell office:value-type="string" calcext:value-type="string">
            <text:p>Fibre per inch of so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choke Globe</text:p>
          </table:table-cell>
          <table:table-cell office:value-type="string" calcext:value-type="string">
            <text:p>12 head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SUM(([.C14]*[.G14])/([.D14]*[.E14]))" office:value-type="float" office:value="1.18518518518519" calcext:value-type="float">
            <text:p>1.1851851852</text:p>
          </table:table-cell>
          <table:table-cell office:value-type="float" office:value="3.27" calcext:value-type="float">
            <text:p>3.27</text:p>
          </table:table-cell>
          <table:table-cell office:value-type="float" office:value="10.51" calcext:value-type="float">
            <text:p>10.51</text:p>
          </table:table-cell>
          <table:table-cell office:value-type="float" office:value="0.15" calcext:value-type="float">
            <text:p>0.15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30mg</text:p>
          </table:table-cell>
          <table:table-cell table:formula="of:=SUM([.$H14]*([.I14]/100))" office:value-type="float" office:value="0.0387555555555555" calcext:value-type="float">
            <text:p>0.0387555556</text:p>
          </table:table-cell>
          <table:table-cell table:formula="of:=SUM([.$H14]*([.J14]/100))" office:value-type="float" office:value="0.124562962962963" calcext:value-type="float">
            <text:p>0.124562963</text:p>
          </table:table-cell>
          <table:table-cell table:formula="of:=SUM([.$H14]*([.K14]/100))" office:value-type="float" office:value="0.00177777777777778" calcext:value-type="float">
            <text:p>0.0017777778</text:p>
          </table:table-cell>
          <table:table-cell table:formula="of:=SUM([.$H14]*([.L14]/100))" office:value-type="float" office:value="0.064" calcext:value-type="float">
            <text:p>0.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choke Jerusalem</text:p>
          </table:table-cell>
          <table:table-cell office:value-type="string" calcext:value-type="string">
            <text:p>5lb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15]*[.G15])/([.D15]*[.E15]))" office:value-type="float" office:value="3.93743376736111" calcext:value-type="float">
            <text:p>3.9374337674</text:p>
          </table:table-cell>
          <table:table-cell office:value-type="float" office:value="2" calcext:value-type="float">
            <text:p>2</text:p>
          </table:table-cell>
          <table:table-cell office:value-type="float" office:value="17.44" calcext:value-type="float">
            <text:p>17.44</text:p>
          </table:table-cell>
          <table:table-cell office:value-type="float" office:value="0.01" calcext:value-type="float">
            <text:p>0.01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formula="of:=SUM([.$H15]*([.I15]/100))" office:value-type="float" office:value="0.0787486753472222" calcext:value-type="float">
            <text:p>0.0787486753</text:p>
          </table:table-cell>
          <table:table-cell table:formula="of:=SUM([.$H15]*([.J15]/100))" office:value-type="float" office:value="0.686688449027778" calcext:value-type="float">
            <text:p>0.686688449</text:p>
          </table:table-cell>
          <table:table-cell office:value-type="float" office:value="0" calcext:value-type="float">
            <text:p>0</text:p>
          </table:table-cell>
          <table:table-cell table:formula="of:=SUM([.$H15]*([.L15]/100))" office:value-type="float" office:value="0.0629989402777778" calcext:value-type="float">
            <text:p>0.0629989403</text:p>
          </table:table-cell>
          <table:table-cell table:formula="of:=SUM([.O15:.P15])" office:value-type="float" office:value="0.686688449027778" calcext:value-type="float">
            <text:p>0.686688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agus</text:p>
          </table:table-cell>
          <table:table-cell office:value-type="string" calcext:value-type="string">
            <text:p>25 spears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SUM(([.C16]*[.G16])/([.D16]*[.E16]))" office:value-type="float" office:value="5.55555555555556" calcext:value-type="float">
            <text:p>5.5555555556</text:p>
          </table:table-cell>
          <table:table-cell office:value-type="float" office:value="2.2" calcext:value-type="float">
            <text:p>2.2</text:p>
          </table:table-cell>
          <table:table-cell office:value-type="float" office:value="3.88" calcext:value-type="float">
            <text:p>3.88</text:p>
          </table:table-cell>
          <table:table-cell office:value-type="float" office:value="0.12" calcext:value-type="float">
            <text:p>0.1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40mg</text:p>
          </table:table-cell>
          <table:table-cell table:formula="of:=SUM([.$H16]*([.I16]/100))" office:value-type="float" office:value="0.122222222222222" calcext:value-type="float">
            <text:p>0.1222222222</text:p>
          </table:table-cell>
          <table:table-cell table:formula="of:=SUM([.$H16]*([.J16]/100))" office:value-type="float" office:value="0.215555555555556" calcext:value-type="float">
            <text:p>0.2155555556</text:p>
          </table:table-cell>
          <table:table-cell table:formula="of:=SUM([.$H16]*([.K16]/100))" office:value-type="float" office:value="0.00666666666666667" calcext:value-type="float">
            <text:p>0.0066666667</text:p>
          </table:table-cell>
          <table:table-cell table:formula="of:=SUM([.$H16]*([.L16]/100))" office:value-type="float" office:value="0.116666666666667" calcext:value-type="float">
            <text:p>0.1166666667</text:p>
          </table:table-cell>
          <table:table-cell table:formula="of:=SUM([.O16:.P16])" office:value-type="float" office:value="0.222222222222222" calcext:value-type="float">
            <text:p>0.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ergine</text:p>
          </table:table-cell>
          <table:table-cell office:value-type="string" calcext:value-type="string">
            <text:p>5l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17]*[.G17])/([.D17]*[.E17]))" office:value-type="float" office:value="3.93743376736111" calcext:value-type="float">
            <text:p>3.9374337674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0.19" calcext:value-type="float">
            <text:p>0.1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30mg</text:p>
          </table:table-cell>
          <table:table-cell table:formula="of:=SUM([.$H17]*([.I17]/100))" office:value-type="float" office:value="0.0393743376736111" calcext:value-type="float">
            <text:p>0.0393743377</text:p>
          </table:table-cell>
          <table:table-cell table:formula="of:=SUM([.$H17]*([.J17]/100))" office:value-type="float" office:value="0.224433724739583" calcext:value-type="float">
            <text:p>0.2244337247</text:p>
          </table:table-cell>
          <table:table-cell table:formula="of:=SUM([.$H17]*([.K17]/100))" office:value-type="float" office:value="0.00748112415798611" calcext:value-type="float">
            <text:p>0.0074811242</text:p>
          </table:table-cell>
          <table:table-cell table:formula="of:=SUM([.$H17]*([.L17]/100))" office:value-type="float" office:value="0.133872748090278" calcext:value-type="float">
            <text:p>0.1338727481</text:p>
          </table:table-cell>
          <table:table-cell table:formula="of:=SUM([.O17:.P17])" office:value-type="float" office:value="0.231914848897569" calcext:value-type="float">
            <text:p>0.2319148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Bean</text:p>
          </table:table-cell>
          <table:table-cell office:value-type="string" calcext:value-type="string">
            <text:p>12lb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18]*[.G18])/([.D18]*[.E18]))" office:value-type="float" office:value="2.51995761111111" calcext:value-type="float">
            <text:p>2.5199576111</text:p>
          </table:table-cell>
          <table:table-cell office:value-type="float" office:value="1.28" calcext:value-type="float">
            <text:p>1.28</text:p>
          </table:table-cell>
          <table:table-cell office:value-type="float" office:value="7.13" calcext:value-type="float">
            <text:p>7.13</text:p>
          </table:table-cell>
          <table:table-cell office:value-type="float" office:value="0.12" calcext:value-type="float">
            <text:p>0.1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0.026g</text:p>
          </table:table-cell>
          <table:table-cell table:formula="of:=SUM([.$H18]*([.I18]/100))" office:value-type="float" office:value="0.0322554574222222" calcext:value-type="float">
            <text:p>0.0322554574</text:p>
          </table:table-cell>
          <table:table-cell table:formula="of:=SUM([.$H18]*([.J18]/100))" office:value-type="float" office:value="0.179672977672222" calcext:value-type="float">
            <text:p>0.1796729777</text:p>
          </table:table-cell>
          <table:table-cell table:formula="of:=SUM([.$H18]*([.K18]/100))" office:value-type="float" office:value="0.00302394913333333" calcext:value-type="float">
            <text:p>0.0030239491</text:p>
          </table:table-cell>
          <table:table-cell table:formula="of:=SUM([.$H18]*([.L18]/100))" office:value-type="float" office:value="0.0856785587777778" calcext:value-type="float">
            <text:p>0.0856785588</text:p>
          </table:table-cell>
          <table:table-cell table:formula="of:=SUM([.O18:.P18])" office:value-type="float" office:value="0.182696926805556" calcext:value-type="float">
            <text:p>0.1826969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 Bean</text:p>
          </table:table-cell>
          <table:table-cell office:value-type="string" calcext:value-type="string">
            <text:p>20lb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19]*[.G19])/([.D19]*[.E19]))" office:value-type="float" office:value="1.57497350694444" calcext:value-type="float">
            <text:p>1.5749735069</text:p>
          </table:table-cell>
          <table:table-cell office:value-type="float" office:value="7.92" calcext:value-type="float">
            <text:p>7.92</text:p>
          </table:table-cell>
          <table:table-cell office:value-type="float" office:value="17.6" calcext:value-type="float">
            <text:p>17.6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g</text:p>
          </table:table-cell>
          <table:table-cell table:formula="of:=SUM([.$H19]*([.I19]/100))" office:value-type="float" office:value="0.12473790175" calcext:value-type="float">
            <text:p>0.1247379018</text:p>
          </table:table-cell>
          <table:table-cell table:formula="of:=SUM([.$H19]*([.J19]/100))" office:value-type="float" office:value="0.277195337222222" calcext:value-type="float">
            <text:p>0.2771953372</text:p>
          </table:table-cell>
          <table:table-cell table:formula="of:=SUM([.$H19]*([.K19]/100))" office:value-type="float" office:value="0.0114973066006944" calcext:value-type="float">
            <text:p>0.0114973066</text:p>
          </table:table-cell>
          <table:table-cell table:formula="of:=SUM([.$H19]*([.L19]/100))" office:value-type="float" office:value="0" calcext:value-type="float">
            <text:p>0</text:p>
          </table:table-cell>
          <table:table-cell table:formula="of:=SUM([.O19:.P19])" office:value-type="float" office:value="0.288692643822917" calcext:value-type="float">
            <text:p>0.2886926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ner Bean</text:p>
          </table:table-cell>
          <table:table-cell office:value-type="string" calcext:value-type="string">
            <text:p>60lb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20]*[.G20])/([.D20]*[.E20]))" office:value-type="float" office:value="6.29989402777778" calcext:value-type="float">
            <text:p>6.2998940278</text:p>
          </table:table-cell>
          <table:table-cell table:number-columns-repeated="9" office:value-type="string" calcext:value-type="string">
            <text:p>?</text:p>
          </table:table-cell>
          <table:table-cell table:formula="of:=SUM([.O20:.P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t, Leaf</text:p>
          </table:table-cell>
          <table:table-cell office:value-type="string" calcext:value-type="string">
            <text:p>7lb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21]*[.G21])/([.D21]*[.E21]))" office:value-type="float" office:value="1.76397032777778" calcext:value-type="float">
            <text:p>1.7639703278</text:p>
          </table:table-cell>
          <table:table-cell office:value-type="float" office:value="2.2" calcext:value-type="float">
            <text:p>2.2</text:p>
          </table:table-cell>
          <table:table-cell office:value-type="float" office:value="4.33" calcext:value-type="float">
            <text:p>4.33</text:p>
          </table:table-cell>
          <table:table-cell office:value-type="float" office:value="0.13" calcext:value-type="float">
            <text:p>0.13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20mg</text:p>
          </table:table-cell>
          <table:table-cell table:formula="of:=SUM([.$H21]*([.I21]/100))" office:value-type="float" office:value="0.0388073472111111" calcext:value-type="float">
            <text:p>0.0388073472</text:p>
          </table:table-cell>
          <table:table-cell table:formula="of:=SUM([.$H21]*([.J21]/100))" office:value-type="float" office:value="0.0763799151927778" calcext:value-type="float">
            <text:p>0.0763799152</text:p>
          </table:table-cell>
          <table:table-cell table:formula="of:=SUM([.$H21]*([.K21]/100))" office:value-type="float" office:value="0.00229316142611111" calcext:value-type="float">
            <text:p>0.0022931614</text:p>
          </table:table-cell>
          <table:table-cell table:formula="of:=SUM([.$H21]*([.L21]/100))" office:value-type="float" office:value="0.0652669021277778" calcext:value-type="float">
            <text:p>0.0652669021</text:p>
          </table:table-cell>
          <table:table-cell table:formula="of:=SUM([.O21:.P21])" office:value-type="float" office:value="0.0786730766188889" calcext:value-type="float">
            <text:p>0.0786730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troot</text:p>
          </table:table-cell>
          <table:table-cell office:value-type="string" calcext:value-type="string">
            <text:p>18lb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22]*[.G22])/([.D22]*[.E22]))" office:value-type="float" office:value="5.669904625" calcext:value-type="float">
            <text:p>5.669904625</text:p>
          </table:table-cell>
          <table:table-cell office:value-type="float" office:value="1.61" calcext:value-type="float">
            <text:p>1.61</text:p>
          </table:table-cell>
          <table:table-cell office:value-type="float" office:value="9.56" calcext:value-type="float">
            <text:p>9.56</text:p>
          </table:table-cell>
          <table:table-cell office:value-type="float" office:value="0.17" calcext:value-type="float">
            <text:p>0.17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0mg</text:p>
          </table:table-cell>
          <table:table-cell table:formula="of:=SUM([.$H22]*([.I22]/100))" office:value-type="float" office:value="0.0912854644625" calcext:value-type="float">
            <text:p>0.0912854645</text:p>
          </table:table-cell>
          <table:table-cell table:formula="of:=SUM([.$H22]*([.J22]/100))" office:value-type="float" office:value="0.54204288215" calcext:value-type="float">
            <text:p>0.5420428822</text:p>
          </table:table-cell>
          <table:table-cell table:formula="of:=SUM([.$H22]*([.K22]/100))" office:value-type="float" office:value="0.0096388378625" calcext:value-type="float">
            <text:p>0.0096388379</text:p>
          </table:table-cell>
          <table:table-cell table:formula="of:=SUM([.$H22]*([.L22]/100))" office:value-type="float" office:value="0.1587573295" calcext:value-type="float">
            <text:p>0.1587573295</text:p>
          </table:table-cell>
          <table:table-cell table:formula="of:=SUM([.O22:.P22])" office:value-type="float" office:value="0.5516817200125" calcext:value-type="float">
            <text:p>0.55168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ccoli</text:p>
          </table:table-cell>
          <table:table-cell office:value-type="string" calcext:value-type="string">
            <text:p>1.5lb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23]*[.G23])/([.D23]*[.E23]))" office:value-type="float" office:value="4.72492052083333" calcext:value-type="float">
            <text:p>4.7249205208</text:p>
          </table:table-cell>
          <table:table-cell office:value-type="float" office:value="2.82" calcext:value-type="float">
            <text:p>2.82</text:p>
          </table:table-cell>
          <table:table-cell office:value-type="float" office:value="6.64" calcext:value-type="float">
            <text:p>6.64</text:p>
          </table:table-cell>
          <table:table-cell office:value-type="float" office:value="0.37" calcext:value-type="float">
            <text:p>0.3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30mg</text:p>
          </table:table-cell>
          <table:table-cell table:formula="of:=SUM([.$H23]*([.I23]/100))" office:value-type="float" office:value="0.1332427586875" calcext:value-type="float">
            <text:p>0.1332427587</text:p>
          </table:table-cell>
          <table:table-cell table:formula="of:=SUM([.$H23]*([.J23]/100))" office:value-type="float" office:value="0.313734722583333" calcext:value-type="float">
            <text:p>0.3137347226</text:p>
          </table:table-cell>
          <table:table-cell table:formula="of:=SUM([.$H23]*([.K23]/100))" office:value-type="float" office:value="0.0174822059270833" calcext:value-type="float">
            <text:p>0.0174822059</text:p>
          </table:table-cell>
          <table:table-cell table:formula="of:=SUM([.$H23]*([.L23]/100))" office:value-type="float" office:value="0.122847933541667" calcext:value-type="float">
            <text:p>0.1228479335</text:p>
          </table:table-cell>
          <table:table-cell table:formula="of:=SUM([.O23:.P23])" office:value-type="float" office:value="0.331216928510417" calcext:value-type="float">
            <text:p>0.3312169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ssels Sprouts</text:p>
          </table:table-cell>
          <table:table-cell office:value-type="string" calcext:value-type="string">
            <text:p>2l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24]*[.G24])/([.D24]*[.E24]))" office:value-type="float" office:value="1.00798304444444" calcext:value-type="float">
            <text:p>1.0079830444</text:p>
          </table:table-cell>
          <table:table-cell office:value-type="float" office:value="3.38" calcext:value-type="float">
            <text:p>3.38</text:p>
          </table:table-cell>
          <table:table-cell office:value-type="float" office:value="8.95" calcext:value-type="float">
            <text:p>8.95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60mg</text:p>
          </table:table-cell>
          <table:table-cell table:formula="of:=SUM([.$H24]*([.I24]/100))" office:value-type="float" office:value="0.0340698269022222" calcext:value-type="float">
            <text:p>0.0340698269</text:p>
          </table:table-cell>
          <table:table-cell table:formula="of:=SUM([.$H24]*([.J24]/100))" office:value-type="float" office:value="0.0902144824777778" calcext:value-type="float">
            <text:p>0.0902144825</text:p>
          </table:table-cell>
          <table:table-cell table:formula="of:=SUM([.$H24]*([.K24]/100))" office:value-type="float" office:value="0.00302394913333333" calcext:value-type="float">
            <text:p>0.0030239491</text:p>
          </table:table-cell>
          <table:table-cell table:formula="of:=SUM([.$H24]*([.L24]/100))" office:value-type="float" office:value="0.0383033556888889" calcext:value-type="float">
            <text:p>0.0383033557</text:p>
          </table:table-cell>
          <table:table-cell table:formula="of:=SUM([.O24:.P24])" office:value-type="float" office:value="0.0932384316111111" calcext:value-type="float">
            <text:p>0.0932384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3l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25]*[.G25])/([.D25]*[.E25]))" office:value-type="float" office:value="9.44984104166667" calcext:value-type="float">
            <text:p>9.4498410417</text:p>
          </table:table-cell>
          <table:table-cell office:value-type="float" office:value="1.28" calcext:value-type="float">
            <text:p>1.28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30mg</text:p>
          </table:table-cell>
          <table:table-cell table:formula="of:=SUM([.$H25]*([.I25]/100))" office:value-type="float" office:value="0.120957965333333" calcext:value-type="float">
            <text:p>0.1209579653</text:p>
          </table:table-cell>
          <table:table-cell table:formula="of:=SUM([.$H25]*([.J25]/100))" office:value-type="float" office:value="0.548090780416667" calcext:value-type="float">
            <text:p>0.5480907804</text:p>
          </table:table-cell>
          <table:table-cell table:formula="of:=SUM([.$H25]*([.K25]/100))" office:value-type="float" office:value="0.00944984104166667" calcext:value-type="float">
            <text:p>0.009449841</text:p>
          </table:table-cell>
          <table:table-cell table:formula="of:=SUM([.$H25]*([.L25]/100))" office:value-type="float" office:value="0.236246026041667" calcext:value-type="float">
            <text:p>0.236246026</text:p>
          </table:table-cell>
          <table:table-cell table:formula="of:=SUM([.O25:.P25])" office:value-type="float" office:value="0.557540621458333" calcext:value-type="float">
            <text:p>0.5575406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icum Red</text:p>
          </table:table-cell>
          <table:table-cell office:value-type="string" calcext:value-type="string">
            <text:p>10 fruit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SUM(([.C26]*[.G26])/([.D26]*[.E26]))" office:value-type="float" office:value="4.5679012345679" calcext:value-type="float">
            <text:p>4.5679012346</text:p>
          </table:table-cell>
          <table:table-cell office:value-type="float" office:value="0.99" calcext:value-type="float">
            <text:p>0.99</text:p>
          </table:table-cell>
          <table:table-cell office:value-type="float" office:value="6.03" calcext:value-type="float">
            <text:p>6.03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0mg</text:p>
          </table:table-cell>
          <table:table-cell table:formula="of:=SUM([.$H26]*([.I26]/100))" office:value-type="float" office:value="0.0452222222222222" calcext:value-type="float">
            <text:p>0.0452222222</text:p>
          </table:table-cell>
          <table:table-cell table:formula="of:=SUM([.$H26]*([.J26]/100))" office:value-type="float" office:value="0.275444444444444" calcext:value-type="float">
            <text:p>0.2754444444</text:p>
          </table:table-cell>
          <table:table-cell table:formula="of:=SUM([.$H26]*([.K26]/100))" office:value-type="float" office:value="0.0137037037037037" calcext:value-type="float">
            <text:p>0.0137037037</text:p>
          </table:table-cell>
          <table:table-cell table:formula="of:=SUM([.$H26]*([.L26]/100))" office:value-type="float" office:value="0.0959259259259259" calcext:value-type="float">
            <text:p>0.0959259259</text:p>
          </table:table-cell>
          <table:table-cell table:formula="of:=SUM([.O26:.P26])" office:value-type="float" office:value="0.289148148148148" calcext:value-type="float">
            <text:p>0.2891481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icum Yellow</text:p>
          </table:table-cell>
          <table:table-cell office:value-type="string" calcext:value-type="string">
            <text:p>10 fruit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SUM(([.C27]*[.G27])/([.D27]*[.E27]))" office:value-type="float" office:value="4.5679012345679" calcext:value-type="float">
            <text:p>4.5679012346</text:p>
          </table:table-cell>
          <table:table-cell office:value-type="float" office:value="1" calcext:value-type="float">
            <text:p>1</text:p>
          </table:table-cell>
          <table:table-cell office:value-type="float" office:value="6.32" calcext:value-type="float">
            <text:p>6.32</text:p>
          </table:table-cell>
          <table:table-cell office:value-type="float" office:value="0.21" calcext:value-type="float">
            <text:p>0.2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30mg</text:p>
          </table:table-cell>
          <table:table-cell table:formula="of:=SUM([.$H27]*([.I27]/100))" office:value-type="float" office:value="0.045679012345679" calcext:value-type="float">
            <text:p>0.0456790123</text:p>
          </table:table-cell>
          <table:table-cell table:formula="of:=SUM([.$H27]*([.J27]/100))" office:value-type="float" office:value="0.288691358024691" calcext:value-type="float">
            <text:p>0.288691358</text:p>
          </table:table-cell>
          <table:table-cell table:formula="of:=SUM([.$H27]*([.K27]/100))" office:value-type="float" office:value="0.00959259259259259" calcext:value-type="float">
            <text:p>0.0095925926</text:p>
          </table:table-cell>
          <table:table-cell table:formula="of:=SUM([.$H27]*([.L27]/100))" office:value-type="float" office:value="0.0411111111111111" calcext:value-type="float">
            <text:p>0.0411111111</text:p>
          </table:table-cell>
          <table:table-cell table:formula="of:=SUM([.O27:.P27])" office:value-type="float" office:value="0.298283950617284" calcext:value-type="float">
            <text:p>0.2982839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icum Green</text:p>
          </table:table-cell>
          <table:table-cell office:value-type="string" calcext:value-type="string">
            <text:p>10 fruit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SUM(([.C28]*[.G28])/([.D28]*[.E28]))" office:value-type="float" office:value="4.5679012345679" calcext:value-type="float">
            <text:p>4.5679012346</text:p>
          </table:table-cell>
          <table:table-cell office:value-type="float" office:value="0.86" calcext:value-type="float">
            <text:p>0.86</text:p>
          </table:table-cell>
          <table:table-cell office:value-type="float" office:value="4.46" calcext:value-type="float">
            <text:p>4.46</text:p>
          </table:table-cell>
          <table:table-cell office:value-type="float" office:value="0.17" calcext:value-type="float">
            <text:p>0.1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50mg</text:p>
          </table:table-cell>
          <table:table-cell table:formula="of:=SUM([.$H28]*([.I28]/100))" office:value-type="float" office:value="0.0392839506172839" calcext:value-type="float">
            <text:p>0.0392839506</text:p>
          </table:table-cell>
          <table:table-cell table:formula="of:=SUM([.$H28]*([.J28]/100))" office:value-type="float" office:value="0.203728395061728" calcext:value-type="float">
            <text:p>0.2037283951</text:p>
          </table:table-cell>
          <table:table-cell table:formula="of:=SUM([.$H28]*([.K28]/100))" office:value-type="float" office:value="0.00776543209876543" calcext:value-type="float">
            <text:p>0.0077654321</text:p>
          </table:table-cell>
          <table:table-cell table:formula="of:=SUM([.$H28]*([.L28]/100))" office:value-type="float" office:value="0.0776543209876543" calcext:value-type="float">
            <text:p>0.077654321</text:p>
          </table:table-cell>
          <table:table-cell table:formula="of:=SUM([.O28:.P28])" office:value-type="float" office:value="0.211493827160494" calcext:value-type="float">
            <text:p>0.2114938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29]*[.G29])/([.D29]*[.E29]))" office:value-type="float" office:value="6.29989402777778" calcext:value-type="float">
            <text:p>6.2998940278</text:p>
          </table:table-cell>
          <table:table-cell office:value-type="float" office:value="0.93" calcext:value-type="float">
            <text:p>0.93</text:p>
          </table:table-cell>
          <table:table-cell office:value-type="float" office:value="9.58" calcext:value-type="float">
            <text:p>9.58</text:p>
          </table:table-cell>
          <table:table-cell office:value-type="float" office:value="0.24" calcext:value-type="float">
            <text:p>0.24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30mg</text:p>
          </table:table-cell>
          <table:table-cell table:formula="of:=SUM([.$H29]*([.I29]/100))" office:value-type="float" office:value="0.0585890144583333" calcext:value-type="float">
            <text:p>0.0585890145</text:p>
          </table:table-cell>
          <table:table-cell table:formula="of:=SUM([.$H29]*([.J29]/100))" office:value-type="float" office:value="0.603529847861111" calcext:value-type="float">
            <text:p>0.6035298479</text:p>
          </table:table-cell>
          <table:table-cell table:formula="of:=SUM([.$H29]*([.K29]/100))" office:value-type="float" office:value="0.0151197456666667" calcext:value-type="float">
            <text:p>0.0151197457</text:p>
          </table:table-cell>
          <table:table-cell table:formula="of:=SUM([.$H29]*([.L29]/100))" office:value-type="float" office:value="0.176397032777778" calcext:value-type="float">
            <text:p>0.1763970328</text:p>
          </table:table-cell>
          <table:table-cell table:formula="of:=SUM([.O29:.P29])" office:value-type="float" office:value="0.618649593527778" calcext:value-type="float">
            <text:p>0.6186495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string" calcext:value-type="string">
            <text:p>2l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30]*[.G30])/([.D30]*[.E30]))" office:value-type="float" office:value="6.29989402777778" calcext:value-type="float">
            <text:p>6.2998940278</text:p>
          </table:table-cell>
          <table:table-cell office:value-type="float" office:value="1.92" calcext:value-type="float">
            <text:p>1.92</text:p>
          </table:table-cell>
          <table:table-cell office:value-type="float" office:value="4.97" calcext:value-type="float">
            <text:p>4.97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mg</text:p>
          </table:table-cell>
          <table:table-cell table:formula="of:=SUM([.$H30]*([.I30]/100))" office:value-type="float" office:value="0.120957965333333" calcext:value-type="float">
            <text:p>0.1209579653</text:p>
          </table:table-cell>
          <table:table-cell table:formula="of:=SUM([.$H30]*([.J30]/100))" office:value-type="float" office:value="0.313104733180556" calcext:value-type="float">
            <text:p>0.3131047332</text:p>
          </table:table-cell>
          <table:table-cell table:formula="of:=SUM([.$H30]*([.K30]/100))" office:value-type="float" office:value="0.0176397032777778" calcext:value-type="float">
            <text:p>0.0176397033</text:p>
          </table:table-cell>
          <table:table-cell table:formula="of:=SUM([.$H30]*([.L30]/100))" office:value-type="float" office:value="0.125997880555556" calcext:value-type="float">
            <text:p>0.1259978806</text:p>
          </table:table-cell>
          <table:table-cell table:formula="of:=SUM([.O30:.P30])" office:value-type="float" office:value="0.330744436458333" calcext:value-type="float">
            <text:p>0.3307444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riac</text:p>
          </table:table-cell>
          <table:table-cell office:value-type="string" calcext:value-type="string">
            <text:p>7lb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1]*[.G31])/([.D31]*[.E31]))" office:value-type="float" office:value="1.46997527314815" calcext:value-type="float">
            <text:p>1.4699752731</text:p>
          </table:table-cell>
          <table:table-cell office:value-type="float" office:value="1.5" calcext:value-type="float">
            <text:p>1.5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70mg</text:p>
          </table:table-cell>
          <table:table-cell table:formula="of:=SUM([.$H31]*([.I31]/100))" office:value-type="float" office:value="0.0220496290972222" calcext:value-type="float">
            <text:p>0.0220496291</text:p>
          </table:table-cell>
          <table:table-cell table:formula="of:=SUM([.$H31]*([.J31]/100))" office:value-type="float" office:value="0.13523772512963" calcext:value-type="float">
            <text:p>0.1352377251</text:p>
          </table:table-cell>
          <table:table-cell table:formula="of:=SUM([.$H31]*([.K31]/100))" office:value-type="float" office:value="0.00440992581944445" calcext:value-type="float">
            <text:p>0.0044099258</text:p>
          </table:table-cell>
          <table:table-cell table:formula="of:=SUM([.$H31]*([.L31]/100))" office:value-type="float" office:value="0.0264595549166667" calcext:value-type="float">
            <text:p>0.0264595549</text:p>
          </table:table-cell>
          <table:table-cell table:formula="of:=SUM([.O31:.P31])" office:value-type="float" office:value="0.139647650949074" calcext:value-type="float">
            <text:p>0.1396476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ry</text:p>
          </table:table-cell>
          <table:table-cell office:value-type="string" calcext:value-type="string">
            <text:p>12lb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2]*[.G32])/([.D32]*[.E32]))" office:value-type="float" office:value="3.02394913333333" calcext:value-type="float">
            <text:p>3.0239491333</text:p>
          </table:table-cell>
          <table:table-cell office:value-type="float" office:value="0.69" calcext:value-type="float">
            <text:p>0.69</text:p>
          </table:table-cell>
          <table:table-cell office:value-type="float" office:value="2.97" calcext:value-type="float">
            <text:p>2.97</text:p>
          </table:table-cell>
          <table:table-cell office:value-type="float" office:value="0.17" calcext:value-type="float">
            <text:p>0.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40mg</text:p>
          </table:table-cell>
          <table:table-cell table:formula="of:=SUM([.$H32]*([.I32]/100))" office:value-type="float" office:value="0.02086524902" calcext:value-type="float">
            <text:p>0.020865249</text:p>
          </table:table-cell>
          <table:table-cell table:formula="of:=SUM([.$H32]*([.J32]/100))" office:value-type="float" office:value="0.08981128926" calcext:value-type="float">
            <text:p>0.0898112893</text:p>
          </table:table-cell>
          <table:table-cell table:formula="of:=SUM([.$H32]*([.K32]/100))" office:value-type="float" office:value="0.00514071352666667" calcext:value-type="float">
            <text:p>0.0051407135</text:p>
          </table:table-cell>
          <table:table-cell table:formula="of:=SUM([.$H32]*([.L32]/100))" office:value-type="float" office:value="0.0483831861333333" calcext:value-type="float">
            <text:p>0.0483831861</text:p>
          </table:table-cell>
          <table:table-cell table:formula="of:=SUM([.O32:.P32])" office:value-type="float" office:value="0.0949520027866667" calcext:value-type="float">
            <text:p>0.094952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ory</text:p>
          </table:table-cell>
          <table:table-cell office:value-type="string" calcext:value-type="string">
            <text:p>6lb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3]*[.G33])/([.D33]*[.E33]))" office:value-type="float" office:value="1.88996820833333" calcext:value-type="float">
            <text:p>1.8899682083</text:p>
          </table:table-cell>
          <table:table-cell office:value-type="float" office:value="1.7" calcext:value-type="float">
            <text:p>1.7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0mg</text:p>
          </table:table-cell>
          <table:table-cell table:formula="of:=SUM([.$H33]*([.I33]/100))" office:value-type="float" office:value="0.0321294595416667" calcext:value-type="float">
            <text:p>0.0321294595</text:p>
          </table:table-cell>
          <table:table-cell table:formula="of:=SUM([.$H33]*([.J33]/100))" office:value-type="float" office:value="0.0888285057916667" calcext:value-type="float">
            <text:p>0.0888285058</text:p>
          </table:table-cell>
          <table:table-cell table:formula="of:=SUM([.$H33]*([.K33]/100))" office:value-type="float" office:value="0.005669904625" calcext:value-type="float">
            <text:p>0.0056699046</text:p>
          </table:table-cell>
          <table:table-cell table:formula="of:=SUM([.$H33]*([.L33]/100))" office:value-type="float" office:value="0.0755987283333333" calcext:value-type="float">
            <text:p>0.0755987283</text:p>
          </table:table-cell>
          <table:table-cell table:formula="of:=SUM([.O33:.P33])" office:value-type="float" office:value="0.0944984104166667" calcext:value-type="float">
            <text:p>0.0944984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10 cucumber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8 inch seperate</text:p>
          </table:table-cell>
          <table:table-cell office:value-type="float" office:value="311" calcext:value-type="float">
            <text:p>311</text:p>
          </table:table-cell>
          <table:table-cell table:formula="of:=SUM(([.C34]*[.G34])/([.D34]*[.E34]))" office:value-type="float" office:value="21.5972222222222" calcext:value-type="float">
            <text:p>21.5972222222</text:p>
          </table:table-cell>
          <table:table-cell office:value-type="float" office:value="0.65" calcext:value-type="float">
            <text:p>0.65</text:p>
          </table:table-cell>
          <table:table-cell office:value-type="float" office:value="3.63" calcext:value-type="float">
            <text:p>3.63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mg</text:p>
          </table:table-cell>
          <table:table-cell table:formula="of:=SUM([.$H34]*([.I34]/100))" office:value-type="float" office:value="0.140381944444444" calcext:value-type="float">
            <text:p>0.1403819444</text:p>
          </table:table-cell>
          <table:table-cell table:formula="of:=SUM([.$H34]*([.J34]/100))" office:value-type="float" office:value="0.783979166666667" calcext:value-type="float">
            <text:p>0.7839791667</text:p>
          </table:table-cell>
          <table:table-cell table:formula="of:=SUM([.$H34]*([.K34]/100))" office:value-type="float" office:value="0.0237569444444444" calcext:value-type="float">
            <text:p>0.0237569444</text:p>
          </table:table-cell>
          <table:table-cell table:formula="of:=SUM([.$H34]*([.L34]/100))" office:value-type="float" office:value="0.107986111111111" calcext:value-type="float">
            <text:p>0.1079861111</text:p>
          </table:table-cell>
          <table:table-cell table:formula="of:=SUM([.O34:.P34])" office:value-type="float" office:value="0.807736111111111" calcext:value-type="float">
            <text:p>0.807736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ive</text:p>
          </table:table-cell>
          <table:table-cell office:value-type="string" calcext:value-type="string">
            <text:p>15 heads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5]*[.G35])/([.D35]*[.E35]))" office:value-type="float" office:value="4.72492052083333" calcext:value-type="float">
            <text:p>4.7249205208</text:p>
          </table:table-cell>
          <table:table-cell office:value-type="float" office:value="1.25" calcext:value-type="float">
            <text:p>1.25</text:p>
          </table:table-cell>
          <table:table-cell office:value-type="float" office:value="3.35" calcext:value-type="float">
            <text:p>3.35</text:p>
          </table:table-cell>
          <table:table-cell office:value-type="float" office:value="0.2" calcext:value-type="float">
            <text:p>0.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40mg</text:p>
          </table:table-cell>
          <table:table-cell table:formula="of:=SUM([.$H35]*([.I35]/100))" office:value-type="float" office:value="0.0590615065104167" calcext:value-type="float">
            <text:p>0.0590615065</text:p>
          </table:table-cell>
          <table:table-cell table:formula="of:=SUM([.$H35]*([.J35]/100))" office:value-type="float" office:value="0.158284837447917" calcext:value-type="float">
            <text:p>0.1582848374</text:p>
          </table:table-cell>
          <table:table-cell table:formula="of:=SUM([.$H35]*([.K35]/100))" office:value-type="float" office:value="0.00944984104166667" calcext:value-type="float">
            <text:p>0.009449841</text:p>
          </table:table-cell>
          <table:table-cell table:formula="of:=SUM([.$H35]*([.L35]/100))" office:value-type="float" office:value="0.146472536145833" calcext:value-type="float">
            <text:p>0.1464725361</text:p>
          </table:table-cell>
          <table:table-cell table:formula="of:=SUM([.O35:.P35])" office:value-type="float" office:value="0.167734678489583" calcext:value-type="float">
            <text:p>0.1677346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2l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36]*[.G36])/([.D36]*[.E36]))" office:value-type="float" office:value="2.79995290123457" calcext:value-type="float">
            <text:p>2.7999529012</text:p>
          </table:table-cell>
          <table:table-cell office:value-type="float" office:value="3.3" calcext:value-type="float">
            <text:p>3.3</text:p>
          </table:table-cell>
          <table:table-cell office:value-type="float" office:value="10.01" calcext:value-type="float">
            <text:p>10.01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mg</text:p>
          </table:table-cell>
          <table:table-cell table:formula="of:=SUM([.$H36]*([.I36]/100))" office:value-type="float" office:value="0.0923984457407408" calcext:value-type="float">
            <text:p>0.0923984457</text:p>
          </table:table-cell>
          <table:table-cell table:formula="of:=SUM([.$H36]*([.J36]/100))" office:value-type="float" office:value="0.28027528541358" calcext:value-type="float">
            <text:p>0.2802752854</text:p>
          </table:table-cell>
          <table:table-cell table:formula="of:=SUM([.$H36]*([.K36]/100))" office:value-type="float" office:value="0.019599670308642" calcext:value-type="float">
            <text:p>0.0195996703</text:p>
          </table:table-cell>
          <table:table-cell table:formula="of:=SUM([.$H36]*([.L36]/100))" office:value-type="float" office:value="0.0559990580246914" calcext:value-type="float">
            <text:p>0.055999058</text:p>
          </table:table-cell>
          <table:table-cell table:formula="of:=SUM([.O36:.P36])" office:value-type="float" office:value="0.299874955722222" calcext:value-type="float">
            <text:p>0.2998749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hl Rabi</text:p>
          </table:table-cell>
          <table:table-cell office:value-type="string" calcext:value-type="string">
            <text:p>20 glob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7]*[.G37])/([.D37]*[.E37]))" office:value-type="float" office:value="6.29989402777778" calcext:value-type="float">
            <text:p>6.2998940278</text:p>
          </table:table-cell>
          <table:table-cell office:value-type="float" office:value="1.7" calcext:value-type="float">
            <text:p>1.7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0mg</text:p>
          </table:table-cell>
          <table:table-cell table:formula="of:=SUM([.$H37]*([.I37]/100))" office:value-type="float" office:value="0.107098198472222" calcext:value-type="float">
            <text:p>0.1070981985</text:p>
          </table:table-cell>
          <table:table-cell table:formula="of:=SUM([.$H37]*([.J37]/100))" office:value-type="float" office:value="0.390593429722222" calcext:value-type="float">
            <text:p>0.3905934297</text:p>
          </table:table-cell>
          <table:table-cell table:formula="of:=SUM([.$H37]*([.K37]/100))" office:value-type="float" office:value="0.00629989402777778" calcext:value-type="float">
            <text:p>0.006299894</text:p>
          </table:table-cell>
          <table:table-cell table:formula="of:=SUM([.$H37]*([.L37]/100))" office:value-type="float" office:value="0.226796185" calcext:value-type="float">
            <text:p>0.226796185</text:p>
          </table:table-cell>
          <table:table-cell table:formula="of:=SUM([.O37:.P37])" office:value-type="float" office:value="0.39689332375" calcext:value-type="float">
            <text:p>0.3968933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k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38]*[.G38])/([.D38]*[.E38]))" office:value-type="float" office:value="6.29989402777778" calcext:value-type="float">
            <text:p>6.2998940278</text:p>
          </table:table-cell>
          <table:table-cell office:value-type="float" office:value="1.5" calcext:value-type="float">
            <text:p>1.5</text:p>
          </table:table-cell>
          <table:table-cell office:value-type="float" office:value="14.15" calcext:value-type="float">
            <text:p>14.15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40mg</text:p>
          </table:table-cell>
          <table:table-cell table:formula="of:=SUM([.$H38]*([.I38]/100))" office:value-type="float" office:value="0.0944984104166667" calcext:value-type="float">
            <text:p>0.0944984104</text:p>
          </table:table-cell>
          <table:table-cell table:formula="of:=SUM([.$H38]*([.J38]/100))" office:value-type="float" office:value="0.891435004930556" calcext:value-type="float">
            <text:p>0.8914350049</text:p>
          </table:table-cell>
          <table:table-cell table:formula="of:=SUM([.$H38]*([.K38]/100))" office:value-type="float" office:value="0.0188996820833333" calcext:value-type="float">
            <text:p>0.0188996821</text:p>
          </table:table-cell>
          <table:table-cell table:formula="of:=SUM([.$H38]*([.L38]/100))" office:value-type="float" office:value="0.1133980925" calcext:value-type="float">
            <text:p>0.1133980925</text:p>
          </table:table-cell>
          <table:table-cell table:formula="of:=SUM([.O38:.P38])" office:value-type="float" office:value="0.910334687013889" calcext:value-type="float">
            <text:p>0.910334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Green Leaf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9]*[.G39])/([.D39]*[.E39]))" office:value-type="float" office:value="6.29989402777778" calcext:value-type="float">
            <text:p>6.2998940278</text:p>
          </table:table-cell>
          <table:table-cell office:value-type="float" office:value="1.36" calcext:value-type="float">
            <text:p>1.36</text:p>
          </table:table-cell>
          <table:table-cell office:value-type="float" office:value="2.79" calcext:value-type="float">
            <text:p>2.79</text:p>
          </table:table-cell>
          <table:table-cell office:value-type="float" office:value="0.15" calcext:value-type="float">
            <text:p>0.1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20mg</text:p>
          </table:table-cell>
          <table:table-cell table:formula="of:=SUM([.$H39]*([.I39]/100))" office:value-type="float" office:value="0.0856785587777778" calcext:value-type="float">
            <text:p>0.0856785588</text:p>
          </table:table-cell>
          <table:table-cell table:formula="of:=SUM([.$H39]*([.J39]/100))" office:value-type="float" office:value="0.175767043375" calcext:value-type="float">
            <text:p>0.1757670434</text:p>
          </table:table-cell>
          <table:table-cell table:formula="of:=SUM([.$H39]*([.K39]/100))" office:value-type="float" office:value="0.00944984104166667" calcext:value-type="float">
            <text:p>0.009449841</text:p>
          </table:table-cell>
          <table:table-cell table:formula="of:=SUM([.$H39]*([.L39]/100))" office:value-type="float" office:value="0.0818986223611111" calcext:value-type="float">
            <text:p>0.0818986224</text:p>
          </table:table-cell>
          <table:table-cell table:formula="of:=SUM([.O39:.P39])" office:value-type="float" office:value="0.185216884416667" calcext:value-type="float">
            <text:p>0.1852168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Red Leaf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0]*[.G40])/([.D40]*[.E40]))" office:value-type="float" office:value="6.29989402777778" calcext:value-type="float">
            <text:p>6.2998940278</text:p>
          </table:table-cell>
          <table:table-cell office:value-type="float" office:value="1.33" calcext:value-type="float">
            <text:p>1.33</text:p>
          </table:table-cell>
          <table:table-cell office:value-type="float" office:value="2.26" calcext:value-type="float">
            <text:p>2.26</text:p>
          </table:table-cell>
          <table:table-cell office:value-type="float" office:value="0.22" calcext:value-type="float">
            <text:p>0.2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SUM([.$H40]*([.I40]/100))" office:value-type="float" office:value="0.0837885905694445" calcext:value-type="float">
            <text:p>0.0837885906</text:p>
          </table:table-cell>
          <table:table-cell table:formula="of:=SUM([.$H40]*([.J40]/100))" office:value-type="float" office:value="0.142377605027778" calcext:value-type="float">
            <text:p>0.142377605</text:p>
          </table:table-cell>
          <table:table-cell table:formula="of:=SUM([.$H40]*([.K40]/100))" office:value-type="float" office:value="0.0138597668611111" calcext:value-type="float">
            <text:p>0.0138597669</text:p>
          </table:table-cell>
          <table:table-cell table:formula="of:=SUM([.$H40]*([.L40]/100))" office:value-type="float" office:value="0.05669904625" calcext:value-type="float">
            <text:p>0.0566990463</text:p>
          </table:table-cell>
          <table:table-cell table:formula="of:=SUM([.O40:.P40])" office:value-type="float" office:value="0.156237371888889" calcext:value-type="float">
            <text:p>0.1562373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, cos or romaine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1]*[.G41])/([.D41]*[.E41]))" office:value-type="float" office:value="6.29989402777778" calcext:value-type="float">
            <text:p>6.2998940278</text:p>
          </table:table-cell>
          <table:table-cell office:value-type="float" office:value="1.23" calcext:value-type="float">
            <text:p>1.23</text:p>
          </table:table-cell>
          <table:table-cell office:value-type="float" office:value="3.29" calcext:value-type="float">
            <text:p>3.29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30mg</text:p>
          </table:table-cell>
          <table:table-cell table:formula="of:=SUM([.$H41]*([.I41]/100))" office:value-type="float" office:value="0.0774886965416667" calcext:value-type="float">
            <text:p>0.0774886965</text:p>
          </table:table-cell>
          <table:table-cell table:formula="of:=SUM([.$H41]*([.J41]/100))" office:value-type="float" office:value="0.207266513513889" calcext:value-type="float">
            <text:p>0.2072665135</text:p>
          </table:table-cell>
          <table:table-cell table:formula="of:=SUM([.$H41]*([.K41]/100))" office:value-type="float" office:value="0.0188996820833333" calcext:value-type="float">
            <text:p>0.0188996821</text:p>
          </table:table-cell>
          <table:table-cell table:formula="of:=SUM([.$H41]*([.L41]/100))" office:value-type="float" office:value="0.132297774583333" calcext:value-type="float">
            <text:p>0.1322977746</text:p>
          </table:table-cell>
          <table:table-cell table:formula="of:=SUM([.O41:.P41])" office:value-type="float" office:value="0.226166195597222" calcext:value-type="float">
            <text:p>0.2261661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Iceberg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2]*[.G42])/([.D42]*[.E42]))" office:value-type="float" office:value="6.29989402777778" calcext:value-type="float">
            <text:p>6.2998940278</text:p>
          </table:table-cell>
          <table:table-cell office:value-type="float" office:value="0.9" calcext:value-type="float">
            <text:p>0.9</text:p>
          </table:table-cell>
          <table:table-cell office:value-type="float" office:value="2.97" calcext:value-type="float">
            <text:p>2.97</text:p>
          </table:table-cell>
          <table:table-cell office:value-type="float" office:value="0.14" calcext:value-type="float">
            <text:p>0.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10mg</text:p>
          </table:table-cell>
          <table:table-cell table:formula="of:=SUM([.$H42]*([.I42]/100))" office:value-type="float" office:value="0.05669904625" calcext:value-type="float">
            <text:p>0.0566990463</text:p>
          </table:table-cell>
          <table:table-cell table:formula="of:=SUM([.$H42]*([.J42]/100))" office:value-type="float" office:value="0.187106852625" calcext:value-type="float">
            <text:p>0.1871068526</text:p>
          </table:table-cell>
          <table:table-cell table:formula="of:=SUM([.$H42]*([.K42]/100))" office:value-type="float" office:value="0.00881985163888889" calcext:value-type="float">
            <text:p>0.0088198516</text:p>
          </table:table-cell>
          <table:table-cell table:formula="of:=SUM([.$H42]*([.L42]/100))" office:value-type="float" office:value="0.0755987283333333" calcext:value-type="float">
            <text:p>0.0755987283</text:p>
          </table:table-cell>
          <table:table-cell table:formula="of:=SUM([.O42:.P42])" office:value-type="float" office:value="0.195926704263889" calcext:value-type="float">
            <text:p>0.1959267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Butterhead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3]*[.G43])/([.D43]*[.E43]))" office:value-type="float" office:value="6.29989402777778" calcext:value-type="float">
            <text:p>6.2998940278</text:p>
          </table:table-cell>
          <table:table-cell office:value-type="float" office:value="1.35" calcext:value-type="float">
            <text:p>1.35</text:p>
          </table:table-cell>
          <table:table-cell office:value-type="float" office:value="2.23" calcext:value-type="float">
            <text:p>2.23</text:p>
          </table:table-cell>
          <table:table-cell office:value-type="float" office:value="0.22" calcext:value-type="float">
            <text:p>0.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20mg</text:p>
          </table:table-cell>
          <table:table-cell table:formula="of:=SUM([.$H43]*([.I43]/100))" office:value-type="float" office:value="0.085048569375" calcext:value-type="float">
            <text:p>0.0850485694</text:p>
          </table:table-cell>
          <table:table-cell table:formula="of:=SUM([.$H43]*([.J43]/100))" office:value-type="float" office:value="0.140487636819444" calcext:value-type="float">
            <text:p>0.1404876368</text:p>
          </table:table-cell>
          <table:table-cell table:formula="of:=SUM([.$H43]*([.K43]/100))" office:value-type="float" office:value="0.0138597668611111" calcext:value-type="float">
            <text:p>0.0138597669</text:p>
          </table:table-cell>
          <table:table-cell table:formula="of:=SUM([.$H43]*([.L43]/100))" office:value-type="float" office:value="0.0692988343055556" calcext:value-type="float">
            <text:p>0.0692988343</text:p>
          </table:table-cell>
          <table:table-cell table:formula="of:=SUM([.O43:.P43])" office:value-type="float" office:value="0.154347403680556" calcext:value-type="float">
            <text:p>0.1543474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ow</text:p>
          </table:table-cell>
          <table:table-cell office:value-type="string" calcext:value-type="string">
            <text:p>4 marrow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48in seperate</text:p>
          </table:table-cell>
          <table:table-cell office:value-type="float" office:value="1500" calcext:value-type="float">
            <text:p>1500</text:p>
          </table:table-cell>
          <table:table-cell table:formula="of:=SUM(([.C44]*[.G44])/([.D44]*[.E44]))" office:value-type="float" office:value="41.6666666666667" calcext:value-type="float">
            <text:p>41.6666666667</text:p>
          </table:table-cell>
          <table:table-cell office:value-type="float" office:value="1.21" calcext:value-type="float">
            <text:p>1.21</text:p>
          </table:table-cell>
          <table:table-cell office:value-type="float" office:value="3.11" calcext:value-type="float">
            <text:p>3.11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mg</text:p>
          </table:table-cell>
          <table:table-cell table:formula="of:=SUM([.$H44]*([.I44]/100))" office:value-type="float" office:value="0.504166666666667" calcext:value-type="float">
            <text:p>0.5041666667</text:p>
          </table:table-cell>
          <table:table-cell table:formula="of:=SUM([.$H44]*([.J44]/100))" office:value-type="float" office:value="1.29583333333333" calcext:value-type="float">
            <text:p>1.2958333333</text:p>
          </table:table-cell>
          <table:table-cell table:formula="of:=SUM([.$H44]*([.K44]/100))" office:value-type="float" office:value="0.133333333333333" calcext:value-type="float">
            <text:p>0.1333333333</text:p>
          </table:table-cell>
          <table:table-cell table:formula="of:=SUM([.$H44]*([.L44]/100))" office:value-type="float" office:value="0.416666666666667" calcext:value-type="float">
            <text:p>0.4166666667</text:p>
          </table:table-cell>
          <table:table-cell table:formula="of:=SUM([.O44:.P44])" office:value-type="float" office:value="1.42916666666667" calcext:value-type="float">
            <text:p>1.4291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gette</text:p>
          </table:table-cell>
          <table:table-cell office:value-type="string" calcext:value-type="string">
            <text:p>16 courgette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48in seperate</text:p>
          </table:table-cell>
          <table:table-cell office:value-type="float" office:value="196" calcext:value-type="float">
            <text:p>196</text:p>
          </table:table-cell>
          <table:table-cell table:formula="of:=SUM(([.C45]*[.G45])/([.D45]*[.E45]))" office:value-type="float" office:value="21.7777777777778" calcext:value-type="float">
            <text:p>21.7777777778</text:p>
          </table:table-cell>
          <table:table-cell office:value-type="float" office:value="2.71" calcext:value-type="float">
            <text:p>2.71</text:p>
          </table:table-cell>
          <table:table-cell office:value-type="float" office:value="3.11" calcext:value-type="float">
            <text:p>3.11</text:p>
          </table:table-cell>
          <table:table-cell office:value-type="float" office:value="0.42" calcext:value-type="float">
            <text:p>0.4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80mg</text:p>
          </table:table-cell>
          <table:table-cell table:formula="of:=SUM([.$H45]*([.I45]/100))" office:value-type="float" office:value="0.590177777777778" calcext:value-type="float">
            <text:p>0.5901777778</text:p>
          </table:table-cell>
          <table:table-cell table:formula="of:=SUM([.$H45]*([.J45]/100))" office:value-type="float" office:value="0.677288888888889" calcext:value-type="float">
            <text:p>0.6772888889</text:p>
          </table:table-cell>
          <table:table-cell table:formula="of:=SUM([.$H45]*([.K45]/100))" office:value-type="float" office:value="0.0914666666666667" calcext:value-type="float">
            <text:p>0.0914666667</text:p>
          </table:table-cell>
          <table:table-cell table:formula="of:=SUM([.$H45]*([.L45]/100))" office:value-type="float" office:value="0.239555555555556" calcext:value-type="float">
            <text:p>0.2395555556</text:p>
          </table:table-cell>
          <table:table-cell table:formula="of:=SUM([.O45:.P45])" office:value-type="float" office:value="0.768755555555556" calcext:value-type="float">
            <text:p>0.7687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5"/>
          <table:table-cell table:number-columns-repeated="4" office:value-type="string" calcext:value-type="string">
            <text:p>?</text:p>
          </table:table-cell>
          <table:table-cell table:formula="of:=SUM([.O46:.P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kin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5"/>
          <table:table-cell table:number-columns-repeated="4" office:value-type="string" calcext:value-type="string">
            <text:p>?</text:p>
          </table:table-cell>
          <table:table-cell table:formula="of:=SUM([.O47:.P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5"/>
          <table:table-cell table:number-columns-repeated="4" office:value-type="string" calcext:value-type="string">
            <text:p>?</text:p>
          </table:table-cell>
          <table:table-cell table:formula="of:=SUM([.O48:.P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8lb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9]*[.G49])/([.D49]*[.E49]))" office:value-type="float" office:value="3.35994348148148" calcext:value-type="float">
            <text:p>3.3599434815</text:p>
          </table:table-cell>
          <table:table-cell office:value-type="float" office:value="1.1" calcext:value-type="float">
            <text:p>1.1</text:p>
          </table:table-cell>
          <table:table-cell office:value-type="float" office:value="9.34" calcext:value-type="float">
            <text:p>9.34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40mg</text:p>
          </table:table-cell>
          <table:table-cell table:formula="of:=SUM([.$H49]*([.I49]/100))" office:value-type="float" office:value="0.0369593782962963" calcext:value-type="float">
            <text:p>0.0369593783</text:p>
          </table:table-cell>
          <table:table-cell table:formula="of:=SUM([.$H49]*([.J49]/100))" office:value-type="float" office:value="0.31381872117037" calcext:value-type="float">
            <text:p>0.3138187212</text:p>
          </table:table-cell>
          <table:table-cell table:formula="of:=SUM([.$H49]*([.K49]/100))" office:value-type="float" office:value="0.00335994348148148" calcext:value-type="float">
            <text:p>0.0033599435</text:p>
          </table:table-cell>
          <table:table-cell table:formula="of:=SUM([.$H49]*([.L49]/100))" office:value-type="float" office:value="0.0571190391851852" calcext:value-type="float">
            <text:p>0.0571190392</text:p>
          </table:table-cell>
          <table:table-cell table:formula="of:=SUM([.O49:.P49])" office:value-type="float" office:value="0.317178664651852" calcext:value-type="float">
            <text:p>0.3171786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t</text:p>
          </table:table-cell>
          <table:table-cell office:value-type="string" calcext:value-type="string">
            <text:p>7lb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0]*[.G50])/([.D50]*[.E50]))" office:value-type="float" office:value="2.9399505462963" calcext:value-type="float">
            <text:p>2.9399505463</text:p>
          </table:table-cell>
          <table:table-cell office:value-type="float" office:value="2.5" calcext:value-type="float">
            <text:p>2.5</text:p>
          </table:table-cell>
          <table:table-cell office:value-type="float" office:value="16.86" calcext:value-type="float">
            <text:p>16.8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g</text:p>
          </table:table-cell>
          <table:table-cell table:formula="of:=SUM([.$H50]*([.I50]/100))" office:value-type="float" office:value="0.0734987636574074" calcext:value-type="float">
            <text:p>0.0734987637</text:p>
          </table:table-cell>
          <table:table-cell table:formula="of:=SUM([.$H50]*([.J50]/100))" office:value-type="float" office:value="0.495675662105556" calcext:value-type="float">
            <text:p>0.4956756621</text:p>
          </table:table-cell>
          <table:table-cell table:formula="of:=SUM([.$H50]*([.K50]/100))" office:value-type="float" office:value="0.0029399505462963" calcext:value-type="float">
            <text:p>0.0029399505</text:p>
          </table:table-cell>
          <table:table-cell table:formula="of:=SUM([.$H50]*([.L50]/100))" office:value-type="float" office:value="0" calcext:value-type="float">
            <text:p>0</text:p>
          </table:table-cell>
          <table:table-cell table:formula="of:=SUM([.O50:.P50])" office:value-type="float" office:value="0.498615612651852" calcext:value-type="float">
            <text:p>0.4986156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nip</text:p>
          </table:table-cell>
          <table:table-cell office:value-type="string" calcext:value-type="string">
            <text:p>8lb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1]*[.G51])/([.D51]*[.E51]))" office:value-type="float" office:value="2.51995761111111" calcext:value-type="float">
            <text:p>2.5199576111</text:p>
          </table:table-cell>
          <table:table-cell office:value-type="float" office:value="1.2" calcext:value-type="float">
            <text:p>1.2</text:p>
          </table:table-cell>
          <table:table-cell office:value-type="float" office:value="17.99" calcext:value-type="float">
            <text:p>17.99</text:p>
          </table:table-cell>
          <table:table-cell office:value-type="float" office:value="0.3" calcext:value-type="float">
            <text:p>0.3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50mg</text:p>
          </table:table-cell>
          <table:table-cell table:formula="of:=SUM([.$H51]*([.I51]/100))" office:value-type="float" office:value="0.0302394913333333" calcext:value-type="float">
            <text:p>0.0302394913</text:p>
          </table:table-cell>
          <table:table-cell table:formula="of:=SUM([.$H51]*([.J51]/100))" office:value-type="float" office:value="0.453340374238889" calcext:value-type="float">
            <text:p>0.4533403742</text:p>
          </table:table-cell>
          <table:table-cell table:formula="of:=SUM([.$H51]*([.K51]/100))" office:value-type="float" office:value="0.00755987283333334" calcext:value-type="float">
            <text:p>0.0075598728</text:p>
          </table:table-cell>
          <table:table-cell table:formula="of:=SUM([.$H51]*([.L51]/100))" office:value-type="float" office:value="0.123477922944444" calcext:value-type="float">
            <text:p>0.1234779229</text:p>
          </table:table-cell>
          <table:table-cell table:formula="of:=SUM([.O51:.P51])" office:value-type="float" office:value="0.460900247072222" calcext:value-type="float">
            <text:p>0.4609002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cing by approximate height (20in)</text:p>
          </table:table-cell>
          <table:table-cell office:value-type="float" office:value="453.59237" calcext:value-type="float">
            <text:p>453.59237</text:p>
          </table:table-cell>
          <table:table-cell table:formula="of:=SUM(([.C52]*[.G52])/([.D52]*[.E52]))" office:value-type="float" office:value="6.29989402777778" calcext:value-type="float">
            <text:p>6.2998940278</text:p>
          </table:table-cell>
          <table:table-cell office:value-type="float" office:value="2.8" calcext:value-type="float">
            <text:p>2.8</text:p>
          </table:table-cell>
          <table:table-cell office:value-type="float" office:value="7.55" calcext:value-type="float">
            <text:p>7.55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30mg</text:p>
          </table:table-cell>
          <table:table-cell table:formula="of:=SUM([.$H52]*([.I52]/100))" office:value-type="float" office:value="0.176397032777778" calcext:value-type="float">
            <text:p>0.1763970328</text:p>
          </table:table-cell>
          <table:table-cell table:formula="of:=SUM([.$H52]*([.J52]/100))" office:value-type="float" office:value="0.475641999097222" calcext:value-type="float">
            <text:p>0.4756419991</text:p>
          </table:table-cell>
          <table:table-cell table:formula="of:=SUM([.$H52]*([.K52]/100))" office:value-type="float" office:value="0.0125997880555556" calcext:value-type="float">
            <text:p>0.0125997881</text:p>
          </table:table-cell>
          <table:table-cell table:formula="of:=SUM([.$H52]*([.L52]/100))" office:value-type="float" office:value="0.163797244722222" calcext:value-type="float">
            <text:p>0.1637972447</text:p>
          </table:table-cell>
          <table:table-cell table:formula="of:=SUM([.O52:.P52])" office:value-type="float" office:value="0.488241787152778" calcext:value-type="float">
            <text:p>0.4882417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12lb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3]*[.G53])/([.D53]*[.E53]))" office:value-type="float" office:value="1.51197456666667" calcext:value-type="float">
            <text:p>1.5119745667</text:p>
          </table:table-cell>
          <table:table-cell office:value-type="float" office:value="2.02" calcext:value-type="float">
            <text:p>2.02</text:p>
          </table:table-cell>
          <table:table-cell office:value-type="float" office:value="17.47" calcext:value-type="float">
            <text:p>17.47</text:p>
          </table:table-cell>
          <table:table-cell office:value-type="string" calcext:value-type="string">
            <text:p>90mg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0mg</text:p>
          </table:table-cell>
          <table:table-cell table:formula="of:=SUM([.$H53]*([.I53]/100))" office:value-type="float" office:value="0.0305418862466667" calcext:value-type="float">
            <text:p>0.0305418862</text:p>
          </table:table-cell>
          <table:table-cell table:formula="of:=SUM([.$H53]*([.J53]/100))" office:value-type="float" office:value="0.264141956796667" calcext:value-type="float">
            <text:p>0.2641419568</text:p>
          </table:table-cell>
          <table:table-cell office:value-type="float" office:value="0" calcext:value-type="float">
            <text:p>0</text:p>
          </table:table-cell>
          <table:table-cell table:formula="of:=SUM([.$H53]*([.L53]/100))" office:value-type="float" office:value="0.0332634404666667" calcext:value-type="float">
            <text:p>0.0332634405</text:p>
          </table:table-cell>
          <table:table-cell table:formula="of:=SUM([.O53:.P53])" office:value-type="float" office:value="0.264141956796667" calcext:value-type="float">
            <text:p>0.2641419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4]*[.G54])/([.D54]*[.E54]))" office:value-type="float" office:value="4.19992935185185" calcext:value-type="float">
            <text:p>4.1999293519</text:p>
          </table:table-cell>
          <table:table-cell office:value-type="float" office:value="0.68" calcext:value-type="float">
            <text:p>0.68</text:p>
          </table:table-cell>
          <table:table-cell office:value-type="float" office:value="3.04" calcext:value-type="float">
            <text:p>3.04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0mg</text:p>
          </table:table-cell>
          <table:table-cell table:formula="of:=SUM([.$H54]*([.I54]/100))" office:value-type="float" office:value="0.0285595195925926" calcext:value-type="float">
            <text:p>0.0285595196</text:p>
          </table:table-cell>
          <table:table-cell table:formula="of:=SUM([.$H54]*([.J54]/100))" office:value-type="float" office:value="0.127677852296296" calcext:value-type="float">
            <text:p>0.1276778523</text:p>
          </table:table-cell>
          <table:table-cell table:formula="of:=SUM([.$H54]*([.K54]/100))" office:value-type="float" office:value="0.00419992935185185" calcext:value-type="float">
            <text:p>0.0041999294</text:p>
          </table:table-cell>
          <table:table-cell table:formula="of:=SUM([.$H54]*([.L54]/100))" office:value-type="float" office:value="0.0671988696296296" calcext:value-type="float">
            <text:p>0.0671988696</text:p>
          </table:table-cell>
          <table:table-cell table:formula="of:=SUM([.O54:.P54])" office:value-type="float" office:value="0.131877781648148" calcext:value-type="float">
            <text:p>0.1318777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barb</text:p>
          </table:table-cell>
          <table:table-cell office:value-type="string" calcext:value-type="string">
            <text:p>5l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5]*[.G55])/([.D55]*[.E55]))" office:value-type="float" office:value="1.74997056327161" calcext:value-type="float">
            <text:p>1.7499705633</text:p>
          </table:table-cell>
          <table:table-cell office:value-type="float" office:value="0.9" calcext:value-type="float">
            <text:p>0.9</text:p>
          </table:table-cell>
          <table:table-cell office:value-type="float" office:value="4.54" calcext:value-type="float">
            <text:p>4.54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50mg</text:p>
          </table:table-cell>
          <table:table-cell table:formula="of:=SUM([.$H55]*([.I55]/100))" office:value-type="float" office:value="0.0157497350694444" calcext:value-type="float">
            <text:p>0.0157497351</text:p>
          </table:table-cell>
          <table:table-cell table:formula="of:=SUM([.$H55]*([.J55]/100))" office:value-type="float" office:value="0.0794486635725309" calcext:value-type="float">
            <text:p>0.0794486636</text:p>
          </table:table-cell>
          <table:table-cell table:formula="of:=SUM([.$H55]*([.K55]/100))" office:value-type="float" office:value="0.00349994112654321" calcext:value-type="float">
            <text:p>0.0034999411</text:p>
          </table:table-cell>
          <table:table-cell table:formula="of:=SUM([.$H55]*([.L55]/100))" office:value-type="float" office:value="0.0314994701388889" calcext:value-type="float">
            <text:p>0.0314994701</text:p>
          </table:table-cell>
          <table:table-cell table:formula="of:=SUM([.O55:.P55])" office:value-type="float" office:value="0.0829486046990741" calcext:value-type="float">
            <text:p>0.0829486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ach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6]*[.G56])/([.D56]*[.E56]))" office:value-type="float" office:value="3.14994701388889" calcext:value-type="float">
            <text:p>3.1499470139</text:p>
          </table:table-cell>
          <table:table-cell office:value-type="float" office:value="2.86" calcext:value-type="float">
            <text:p>2.86</text:p>
          </table:table-cell>
          <table:table-cell office:value-type="float" office:value="3.63" calcext:value-type="float">
            <text:p>3.63</text:p>
          </table:table-cell>
          <table:table-cell office:value-type="float" office:value="0.39" calcext:value-type="float">
            <text:p>0.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60mg</text:p>
          </table:table-cell>
          <table:table-cell table:formula="of:=SUM([.$H56]*([.I56]/100))" office:value-type="float" office:value="0.0900884845972222" calcext:value-type="float">
            <text:p>0.0900884846</text:p>
          </table:table-cell>
          <table:table-cell table:formula="of:=SUM([.$H56]*([.J56]/100))" office:value-type="float" office:value="0.114343076604167" calcext:value-type="float">
            <text:p>0.1143430766</text:p>
          </table:table-cell>
          <table:table-cell table:formula="of:=SUM([.$H56]*([.K56]/100))" office:value-type="float" office:value="0.0122847933541667" calcext:value-type="float">
            <text:p>0.0122847934</text:p>
          </table:table-cell>
          <table:table-cell table:formula="of:=SUM([.$H56]*([.L56]/100))" office:value-type="float" office:value="0.0692988343055556" calcext:value-type="float">
            <text:p>0.0692988343</text:p>
          </table:table-cell>
          <table:table-cell table:formula="of:=SUM([.O56:.P56])" office:value-type="float" office:value="0.126627869958333" calcext:value-type="float">
            <text:p>0.1266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e</text:p>
          </table:table-cell>
          <table:table-cell office:value-type="string" calcext:value-type="string">
            <text:p>30lb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7]*[.G57])/([.D57]*[.E57]))" office:value-type="float" office:value="7.55987283333333" calcext:value-type="float">
            <text:p>7.5598728333</text:p>
          </table:table-cell>
          <table:table-cell office:value-type="float" office:value="1.2" calcext:value-type="float">
            <text:p>1.2</text:p>
          </table:table-cell>
          <table:table-cell office:value-type="float" office:value="8.13" calcext:value-type="float">
            <text:p>8.13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0mg</text:p>
          </table:table-cell>
          <table:table-cell table:formula="of:=SUM([.$H57]*([.I57]/100))" office:value-type="float" office:value="0.090718474" calcext:value-type="float">
            <text:p>0.090718474</text:p>
          </table:table-cell>
          <table:table-cell table:formula="of:=SUM([.$H57]*([.J57]/100))" office:value-type="float" office:value="0.61461766135" calcext:value-type="float">
            <text:p>0.6146176614</text:p>
          </table:table-cell>
          <table:table-cell table:formula="of:=SUM([.$H57]*([.K57]/100))" office:value-type="float" office:value="0.0151197456666667" calcext:value-type="float">
            <text:p>0.0151197457</text:p>
          </table:table-cell>
          <table:table-cell table:formula="of:=SUM([.$H57]*([.L57]/100))" office:value-type="float" office:value="0.188996820833333" calcext:value-type="float">
            <text:p>0.1889968208</text:p>
          </table:table-cell>
          <table:table-cell table:formula="of:=SUM([.O57:.P57])" office:value-type="float" office:value="0.629737407016667" calcext:value-type="float">
            <text:p>0.62973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sify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8]*[.G58])/([.D58]*[.E58]))" office:value-type="float" office:value="1.25997880555556" calcext:value-type="float">
            <text:p>1.2599788056</text:p>
          </table:table-cell>
          <table:table-cell office:value-type="float" office:value="3.3" calcext:value-type="float">
            <text:p>3.3</text:p>
          </table:table-cell>
          <table:table-cell office:value-type="float" office:value="18.6" calcext:value-type="float">
            <text:p>18.6</text:p>
          </table:table-cell>
          <table:table-cell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SUM([.$H58]*([.I58]/100))" office:value-type="float" office:value="0.0415793005833333" calcext:value-type="float">
            <text:p>0.0415793006</text:p>
          </table:table-cell>
          <table:table-cell table:formula="of:=SUM([.$H58]*([.J58]/100))" office:value-type="float" office:value="0.234356057833333" calcext:value-type="float">
            <text:p>0.2343560578</text:p>
          </table:table-cell>
          <table:table-cell table:formula="of:=SUM([.$H58]*([.K58]/100))" office:value-type="float" office:value="0.00251995761111111" calcext:value-type="float">
            <text:p>0.0025199576</text:p>
          </table:table-cell>
          <table:table-cell table:formula="of:=SUM([.$H58]*([.L58]/100))" office:value-type="float" office:value="0.0415793005833333" calcext:value-type="float">
            <text:p>0.0415793006</text:p>
          </table:table-cell>
          <table:table-cell table:formula="of:=SUM([.O58:.P58])" office:value-type="float" office:value="0.236876015444444" calcext:value-type="float">
            <text:p>0.236876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zonera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9]*[.G59])/([.D59]*[.E59]))" office:value-type="float" office:value="1.25997880555556" calcext:value-type="float">
            <text:p>1.2599788056</text:p>
          </table:table-cell>
          <table:table-cell table:number-columns-repeated="3" office:value-type="string" calcext:value-type="string">
            <text:p>?</text:p>
          </table:table-cell>
          <table:table-cell/>
          <table:table-cell table:number-columns-repeated="5" office:value-type="string" calcext:value-type="string">
            <text:p>?</text:p>
          </table:table-cell>
          <table:table-cell table:formula="of:=SUM([.O59:.P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 Sprouts</text:p>
          </table:table-cell>
          <table:table-cell office:value-type="string" calcext:value-type="string">
            <text:p>?</text:p>
          </table:table-cell>
          <table:table-cell table:number-columns-repeated="6"/>
          <table:table-cell table:number-columns-repeated="3" office:value-type="string" calcext:value-type="string">
            <text:p>?</text:p>
          </table:table-cell>
          <table:table-cell/>
          <table:table-cell table:number-columns-repeated="5" office:value-type="string" calcext:value-type="string">
            <text:p>?</text:p>
          </table:table-cell>
          <table:table-cell table:formula="of:=SUM([.O60:.P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 Corn</text:p>
          </table:table-cell>
          <table:table-cell office:value-type="string" calcext:value-type="string">
            <text:p>10 cobs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UM(([.C61]*[.G61])/([.D61]*[.E61]))" office:value-type="float" office:value="0.578703703703704" calcext:value-type="float">
            <text:p>0.5787037037</text:p>
          </table:table-cell>
          <table:table-cell office:value-type="float" office:value="3.28" calcext:value-type="float">
            <text:p>3.28</text:p>
          </table:table-cell>
          <table:table-cell office:value-type="float" office:value="23.5" calcext:value-type="float">
            <text:p>23.5</text:p>
          </table:table-cell>
          <table:table-cell office:value-type="float" office:value="0.78" calcext:value-type="float">
            <text:p>0.78</text:p>
          </table:table-cell>
          <table:table-cell office:value-type="float" office:value="2.8" calcext:value-type="float">
            <text:p>2.8</text:p>
          </table:table-cell>
          <table:table-cell office:value-type="float" office:value="0.12" calcext:value-type="float">
            <text:p>0.12</text:p>
          </table:table-cell>
          <table:table-cell table:formula="of:=SUM([.$H61]*([.I61]/100))" office:value-type="float" office:value="0.0189814814814815" calcext:value-type="float">
            <text:p>0.0189814815</text:p>
          </table:table-cell>
          <table:table-cell table:formula="of:=SUM([.$H61]*([.J61]/100))" office:value-type="float" office:value="0.13599537037037" calcext:value-type="float">
            <text:p>0.1359953704</text:p>
          </table:table-cell>
          <table:table-cell table:formula="of:=SUM([.$H61]*([.K61]/100))" office:value-type="float" office:value="0.00451388888888889" calcext:value-type="float">
            <text:p>0.0045138889</text:p>
          </table:table-cell>
          <table:table-cell table:formula="of:=SUM([.$H61]*([.L61]/100))" office:value-type="float" office:value="0.0162037037037037" calcext:value-type="float">
            <text:p>0.0162037037</text:p>
          </table:table-cell>
          <table:table-cell table:formula="of:=SUM([.O61:.P61])" office:value-type="float" office:value="0.140509259259259" calcext:value-type="float">
            <text:p>0.1405092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Green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62]*[.G62])/([.D62]*[.E62]))" office:value-type="float" office:value="3.35994348148148" calcext:value-type="float">
            <text:p>3.3599434815</text:p>
          </table:table-cell>
          <table:table-cell office:value-type="float" office:value="1.2" calcext:value-type="float">
            <text:p>1.2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20mg</text:p>
          </table:table-cell>
          <table:table-cell table:formula="of:=SUM([.$H62]*([.I62]/100))" office:value-type="float" office:value="0.0403193217777778" calcext:value-type="float">
            <text:p>0.0403193218</text:p>
          </table:table-cell>
          <table:table-cell table:formula="of:=SUM([.$H62]*([.J62]/100))" office:value-type="float" office:value="0.171357117555556" calcext:value-type="float">
            <text:p>0.1713571176</text:p>
          </table:table-cell>
          <table:table-cell table:formula="of:=SUM([.$H62]*([.K62]/100))" office:value-type="float" office:value="0.00671988696296296" calcext:value-type="float">
            <text:p>0.006719887</text:p>
          </table:table-cell>
          <table:table-cell table:formula="of:=SUM([.$H62]*([.L62]/100))" office:value-type="float" office:value="0.0369593782962963" calcext:value-type="float">
            <text:p>0.0369593783</text:p>
          </table:table-cell>
          <table:table-cell table:formula="of:=SUM([.O62:.P62])" office:value-type="float" office:value="0.178077004518519" calcext:value-type="float">
            <text:p>0.1780770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Orange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63]*[.G63])/([.D63]*[.E63]))" office:value-type="float" office:value="3.35994348148148" calcext:value-type="float">
            <text:p>3.3599434815</text:p>
          </table:table-cell>
          <table:table-cell office:value-type="float" office:value="1.16" calcext:value-type="float">
            <text:p>1.16</text:p>
          </table:table-cell>
          <table:table-cell office:value-type="float" office:value="3.18" calcext:value-type="float">
            <text:p>3.18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20mg</text:p>
          </table:table-cell>
          <table:table-cell table:formula="of:=SUM([.$H63]*([.I63]/100))" office:value-type="float" office:value="0.0389753443851852" calcext:value-type="float">
            <text:p>0.0389753444</text:p>
          </table:table-cell>
          <table:table-cell table:formula="of:=SUM([.$H63]*([.J63]/100))" office:value-type="float" office:value="0.106846202711111" calcext:value-type="float">
            <text:p>0.1068462027</text:p>
          </table:table-cell>
          <table:table-cell table:formula="of:=SUM([.$H63]*([.K63]/100))" office:value-type="float" office:value="0.00638389261481481" calcext:value-type="float">
            <text:p>0.0063838926</text:p>
          </table:table-cell>
          <table:table-cell table:formula="of:=SUM([.$H63]*([.L63]/100))" office:value-type="float" office:value="0.0302394913333333" calcext:value-type="float">
            <text:p>0.0302394913</text:p>
          </table:table-cell>
          <table:table-cell table:formula="of:=SUM([.O63:.P63])" office:value-type="float" office:value="0.113230095325926" calcext:value-type="float">
            <text:p>0.1132300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Red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64]*[.G64])/([.D64]*[.E64]))" office:value-type="float" office:value="3.35994348148148" calcext:value-type="float">
            <text:p>3.3599434815</text:p>
          </table:table-cell>
          <table:table-cell office:value-type="float" office:value="0.88" calcext:value-type="float">
            <text:p>0.88</text:p>
          </table:table-cell>
          <table:table-cell office:value-type="float" office:value="3.92" calcext:value-type="float">
            <text:p>3.92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20mg</text:p>
          </table:table-cell>
          <table:table-cell table:formula="of:=SUM([.$H64]*([.I64]/100))" office:value-type="float" office:value="0.029567502637037" calcext:value-type="float">
            <text:p>0.0295675026</text:p>
          </table:table-cell>
          <table:table-cell table:formula="of:=SUM([.$H64]*([.J64]/100))" office:value-type="float" office:value="0.131709784474074" calcext:value-type="float">
            <text:p>0.1317097845</text:p>
          </table:table-cell>
          <table:table-cell table:formula="of:=SUM([.$H64]*([.K64]/100))" office:value-type="float" office:value="0.00671988696296296" calcext:value-type="float">
            <text:p>0.006719887</text:p>
          </table:table-cell>
          <table:table-cell table:formula="of:=SUM([.$H64]*([.L64]/100))" office:value-type="float" office:value="0.0403193217777778" calcext:value-type="float">
            <text:p>0.0403193218</text:p>
          </table:table-cell>
          <table:table-cell table:formula="of:=SUM([.O64:.P64])" office:value-type="float" office:value="0.138429671437037" calcext:value-type="float">
            <text:p>0.1384296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ip</text:p>
          </table:table-cell>
          <table:table-cell office:value-type="string" calcext:value-type="string">
            <text:p>12lb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65]*[.G65])/([.D65]*[.E65]))" office:value-type="float" office:value="3.77993641666667" calcext:value-type="float">
            <text:p>3.7799364167</text:p>
          </table:table-cell>
          <table:table-cell office:value-type="float" office:value="0.9" calcext:value-type="float">
            <text:p>0.9</text:p>
          </table:table-cell>
          <table:table-cell office:value-type="float" office:value="6.43" calcext:value-type="float">
            <text:p>6.43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10mg</text:p>
          </table:table-cell>
          <table:table-cell table:formula="of:=SUM([.$H65]*([.I65]/100))" office:value-type="float" office:value="0.03401942775" calcext:value-type="float">
            <text:p>0.0340194278</text:p>
          </table:table-cell>
          <table:table-cell table:formula="of:=SUM([.$H65]*([.J65]/100))" office:value-type="float" office:value="0.243049911591667" calcext:value-type="float">
            <text:p>0.2430499116</text:p>
          </table:table-cell>
          <table:table-cell table:formula="of:=SUM([.$H65]*([.K65]/100))" office:value-type="float" office:value="0.00377993641666667" calcext:value-type="float">
            <text:p>0.0037799364</text:p>
          </table:table-cell>
          <table:table-cell table:formula="of:=SUM([.$H65]*([.L65]/100))" office:value-type="float" office:value="0.0680388555" calcext:value-type="float">
            <text:p>0.0680388555</text:p>
          </table:table-cell>
          <table:table-cell table:formula="of:=SUM([.O65:.P65])" office:value-type="float" office:value="0.246829848008333" calcext:value-type="float">
            <text:p>0.246829848</text:p>
          </table:table-cell>
          <table:table-cell table:number-columns-repeated="2"/>
        </table:table-row>
      </table:table>
      <table:table table:name="Sheet2" table:style-name="ta1"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number-columns-repeated="4" table:default-cell-style-name="Default"/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outs</text:p>
          </table:table-cell>
          <table:table-cell office:value-type="float" office:value="10.2" calcext:value-type="float">
            <text:p>10.2</text:p>
          </table:table-cell>
          <table:table-cell office:value-type="float" office:value="27.1" calcext:value-type="float">
            <text:p>27.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/>
          <table:table-cell table:formula="of:=[.B1]/[.B2]" office:value-type="float" office:value="4.90196078431373" calcext:value-type="float">
            <text:p>4.9019607843</text:p>
          </table:table-cell>
          <table:table-cell table:formula="of:=[.C1]/[.C2]" office:value-type="float" office:value="11.070110701107" calcext:value-type="float">
            <text:p>11.0701107011</text:p>
          </table:table-cell>
          <table:table-cell table:formula="of:=[.D1]/[.D2]" office:value-type="float" office:value="72.2222222222222" calcext:value-type="float">
            <text:p>72.2222222222</text:p>
          </table:table-cell>
          <table:table-cell table:formula="of:=[.E1]/[.E2]" office:value-type="float" office:value="2.17391304347826" calcext:value-type="float">
            <text:p>2.1739130435</text:p>
          </table:table-cell>
          <table:table-cell table:formula="of:=MIN([.B3:.E3])" office:value-type="float" office:value="2.17391304347826" calcext:value-type="float">
            <text:p>2.1739130435</text:p>
          </table:table-cell>
          <table:table-cell/>
        </table:table-row>
        <table:table-row table:style-name="ro1">
          <table:table-cell/>
          <table:table-cell table:formula="of:=[.B2]*[.$F$3]" office:value-type="float" office:value="22.1739130434783" calcext:value-type="float">
            <text:p>22.1739130435</text:p>
          </table:table-cell>
          <table:table-cell table:formula="of:=[.C2]*[.$F$3]" office:value-type="float" office:value="58.9130434782609" calcext:value-type="float">
            <text:p>58.9130434783</text:p>
          </table:table-cell>
          <table:table-cell table:formula="of:=[.D2]*[.$F$3]" office:value-type="float" office:value="1.95652173913043" calcext:value-type="float">
            <text:p>1.9565217391</text:p>
          </table:table-cell>
          <table:table-cell table:formula="of:=[.E2]*[.$F$3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formula="of:=SUM([.B1]-[.B4])" office:value-type="float" office:value="27.8260869565217" calcext:value-type="float">
            <text:p>27.8260869565</text:p>
          </table:table-cell>
          <table:table-cell table:formula="of:=SUM([.C1]-[.C4])" office:value-type="float" office:value="241.086956521739" calcext:value-type="float">
            <text:p>241.0869565217</text:p>
          </table:table-cell>
          <table:table-cell table:formula="of:=SUM([.D1]-[.D4])" office:value-type="float" office:value="63.0434782608696" calcext:value-type="float">
            <text:p>63.043478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bage</text:p>
          </table:table-cell>
          <table:table-cell office:value-type="float" office:value="5.8" calcext:value-type="float">
            <text:p>5.8</text:p>
          </table:table-cell>
          <table:table-cell office:value-type="float" office:value="26.3" calcext:value-type="float">
            <text:p>26.3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/>
          <table:table-cell table:formula="of:=[.B5]/[.B6]" office:value-type="float" office:value="4.7976011994003" calcext:value-type="float">
            <text:p>4.7976011994</text:p>
          </table:table-cell>
          <table:table-cell table:formula="of:=[.C5]/[.C6]" office:value-type="float" office:value="9.16680443048438" calcext:value-type="float">
            <text:p>9.1668044305</text:p>
          </table:table-cell>
          <table:table-cell table:formula="of:=[.D5]/[.D6]" office:value-type="float" office:value="140.096618357488" calcext:value-type="float">
            <text:p>140.0966183575</text:p>
          </table:table-cell>
          <table:table-cell table:formula="of:=MIN([.B7:.D7])" office:value-type="float" office:value="4.7976011994003" calcext:value-type="float">
            <text:p>4.7976011994</text:p>
          </table:table-cell>
          <table:table-cell table:number-columns-repeated="2"/>
        </table:table-row>
        <table:table-row table:style-name="ro1">
          <table:table-cell/>
          <table:table-cell table:formula="of:=[.B6]*[.$E$7]" office:value-type="float" office:value="27.8260869565217" calcext:value-type="float">
            <text:p>27.8260869565</text:p>
          </table:table-cell>
          <table:table-cell table:formula="of:=[.C6]*[.$E$7]" office:value-type="float" office:value="126.176911544228" calcext:value-type="float">
            <text:p>126.1769115442</text:p>
          </table:table-cell>
          <table:table-cell table:formula="of:=[.D6]*[.$E$7]" office:value-type="float" office:value="2.15892053973013" calcext:value-type="float">
            <text:p>2.15892053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5]-[.C8])" office:value-type="float" office:value="114.910044977511" calcext:value-type="float">
            <text:p>114.9100449775</text:p>
          </table:table-cell>
          <table:table-cell table:formula="of:=SUM([.D5]-[.D8])" office:value-type="float" office:value="60.8845577211394" calcext:value-type="float">
            <text:p>60.8845577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e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6.04" calcext:value-type="float">
            <text:p>6.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9]/[.C10])" office:value-type="float" office:value="54.4597369561665" calcext:value-type="float">
            <text:p>54.4597369562</text:p>
          </table:table-cell>
          <table:table-cell table:formula="of:=SUM([.D9]/[.D10])" office:value-type="float" office:value="10.0802247882681" calcext:value-type="float">
            <text:p>10.0802247883</text:p>
          </table:table-cell>
          <table:table-cell table:formula="of:=MIN([.C11:.D11])" office:value-type="float" office:value="10.0802247882681" calcext:value-type="float">
            <text:p>10.08022478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10]*[.D11])" office:value-type="float" office:value="21.2692743032457" calcext:value-type="float">
            <text:p>21.2692743032</text:p>
          </table:table-cell>
          <table:table-cell table:formula="of:=SUM([.D10]*[.E11])" office:value-type="float" office:value="60.8845577211394" calcext:value-type="float">
            <text:p>60.88455772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9]-[.C12])" office:value-type="float" office:value="93.6407706742655" calcext:value-type="float">
            <text:p>93.6407706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colli or Cauliflower</text:p>
          </table:table-cell>
          <table:table-cell/>
          <table:table-cell office:value-type="float" office:value="15.05" calcext:value-type="float">
            <text:p>15.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C13]/[.C14])" office:value-type="float" office:value="6.2219781178914" calcext:value-type="float">
            <text:p>6.22197811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hes</text:p>
          </table:table-cell>
          <table:table-cell office:value-type="string" calcext:value-type="string">
            <text:p>grams per inch of soil</text:p>
          </table:table-cell>
          <table:table-cell office:value-type="string" calcext:value-type="string">
            <text:p>ratio daily intake</text:p>
          </table:table-cell>
          <table:table-cell/>
          <table:table-cell office:value-type="string" calcext:value-type="string">
            <text:p>Grams (one portion)</text:p>
          </table:table-cell>
          <table:table-cell/>
        </table:table-row>
        <table:table-row table:style-name="ro1">
          <table:table-cell office:value-type="string" calcext:value-type="string">
            <text:p>Sprouts</text:p>
          </table:table-cell>
          <table:table-cell office:value-type="string" calcext:value-type="string">
            <text:p>3 inch</text:p>
          </table:table-cell>
          <table:table-cell office:value-type="float" office:value="302" calcext:value-type="float">
            <text:p>302</text:p>
          </table:table-cell>
          <table:table-cell table:formula="of:=3*302" office:value-type="float" office:value="906" calcext:value-type="float">
            <text:p>906</text:p>
          </table:table-cell>
          <table:table-cell office:value-type="string" calcext:value-type="string">
            <text:p>to</text:p>
          </table:table-cell>
          <table:table-cell table:formula="of:=906/[.G20]" office:value-type="float" office:value="53.5" calcext:value-type="float">
            <text:p>53.5</text:p>
          </table:table-cell>
          <table:table-cell/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5 inch</text:p>
          </table:table-cell>
          <table:table-cell office:value-type="float" office:value="454" calcext:value-type="float">
            <text:p>454</text:p>
          </table:table-cell>
          <table:table-cell table:formula="of:=5*454" office:value-type="float" office:value="2270" calcext:value-type="float">
            <text:p>2270</text:p>
          </table:table-cell>
          <table:table-cell office:value-type="string" calcext:value-type="string">
            <text:p>to</text:p>
          </table:table-cell>
          <table:table-cell table:formula="of:=[.D18]/[.G20]" office:value-type="float" office:value="134.045253863135" calcext:value-type="float">
            <text:p>134.0452538631</text:p>
          </table:table-cell>
          <table:table-cell/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10 inch</text:p>
          </table:table-cell>
          <table:table-cell office:value-type="float" office:value="302" calcext:value-type="float">
            <text:p>302</text:p>
          </table:table-cell>
          <table:table-cell table:formula="of:=10*302" office:value-type="float" office:value="3020" calcext:value-type="float">
            <text:p>3020</text:p>
          </table:table-cell>
          <table:table-cell office:value-type="string" calcext:value-type="string">
            <text:p>to</text:p>
          </table:table-cell>
          <table:table-cell table:formula="of:=3020/[.G20]" office:value-type="float" office:value="178.333333333333" calcext:value-type="float">
            <text:p>178.3333333333</text:p>
          </table:table-cell>
          <table:table-cell/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string" calcext:value-type="string">
            <text:p>6 inch</text:p>
          </table:table-cell>
          <table:table-cell office:value-type="float" office:value="302" calcext:value-type="float">
            <text:p>302</text:p>
          </table:table-cell>
          <table:table-cell table:formula="of:=6*302" office:value-type="float" office:value="1812" calcext:value-type="float">
            <text:p>181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1812/107" office:value-type="float" office:value="16.9345794392523" calcext:value-type="float">
            <text:p>16.934579439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64 metres squared will feed a perso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17:54:53.723405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8-03-22T18:19:04.694418639</dc:date>
    <meta:editing-duration>PT1H1M4S</meta:editing-duration>
    <meta:editing-cycles>6</meta:editing-cycles>
    <meta:document-statistic meta:table-count="2" meta:cell-count="974" meta:object-count="0"/>
  </office:meta>
</office:document-meta>
</file>